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360d" officeooo:paragraph-rsid="001c360d"/>
    </style:style>
    <style:style style:name="P2" style:family="paragraph" style:parent-style-name="Header">
      <style:text-properties fo:font-size="24pt" officeooo:rsid="001c360d" officeooo:paragraph-rsid="001c360d" style:font-size-asian="21pt" style:font-size-complex="24pt"/>
    </style:style>
    <style:style style:name="T1" style:family="text">
      <style:text-properties officeooo:rsid="001c3e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tte er bildegalleriet. </text:p>
      <text:p text:style-name="P1">Her finner man et grei samling bilder av stedet. </text:p>
      <text:p text:style-name="P1"/>
      <text:p text:style-name="P1">Poenget er at man skal kunne bla gjennom bildene</text:p>
      <text:p text:style-name="P1"><text:s/>som er i de svarte boksene . </text:p>
      <text:p text:style-name="P1">Det store bildet i midten er det man ser på for øyeblikket.</text:p>
      <text:p text:style-name="P1"/>
      <text:p text:style-name="P1">(Ignorer de to øverste bildene)</text:p>
      <text:p text:style-name="P1"/>
      <text:p text:style-name="P1">De grønne pilene skal være trykbare knapper. </text:p>
      <text:p text:style-name="P1">Vi kommer til å bruke </text:p>
      <text:p text:style-name="P1">Javascript til å gjøre slikt at man kan bla gjennom bildene</text:p>
      <text:p text:style-name="P1"/>
      <text:p text:style-name="P1">...</text:p>
      <text:p text:style-name="P1"/>
      <text:p text:style-name="P1">Her kan man se en liten </text:p>
      <text:p text:style-name="P1">beskrivelse av hva man ser på bilde <text:span text:style-name="T1">(under bildet)</text:span></text:p>
      <text:p text:style-name="P1"/>
      <text:p text:style-name="P1"/>
      <text:p text:style-name="P1">...</text:p>
      <text:p text:style-name="P1"/>
      <text:p text:style-name="P1">Bla til sidene for å </text:p>
      <text:p text:style-name="P1">se flere bilder! <text:span text:style-name="T1">(De grønne pilen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b" fo:country="NO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24pt" officeooo:rsid="001c360d" officeooo:paragraph-rsid="001c360d" style:font-size-asian="21pt" style:font-size-complex="2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ildegalleri - Forklaring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2:37:28.884000000</meta:creation-date>
    <dc:date>2016-09-30T12:40:44.986000000</dc:date>
    <meta:editing-duration>PT3M19S</meta:editing-duration>
    <meta:editing-cycles>3</meta:editing-cycles>
    <meta:generator>LibreOffice/5.0.1.2$Windows_X86_64 LibreOffice_project/81898c9f5c0d43f3473ba111d7b351050be20261</meta:generator>
    <meta:document-statistic meta:table-count="0" meta:image-count="0" meta:object-count="0" meta:page-count="1" meta:paragraph-count="16" meta:word-count="99" meta:character-count="529" meta:non-whitespace-character-count="438"/>
  </office:meta>
</office:document-meta>
</file>